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6958807</text:p>
          </table:table-cell>
          <table:table-cell office:value-type="string" calcext:value-type="string">
            <text:p>2024-03-04 23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66808" calcext:value-type="float">
            <text:p>22.466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58807</text:p>
          </table:table-cell>
          <table:table-cell office:value-type="string" calcext:value-type="string">
            <text:p>2022-10-11 22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85352" calcext:value-type="float">
            <text:p>21.485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58807</text:p>
          </table:table-cell>
          <table:table-cell office:value-type="string" calcext:value-type="string">
            <text:p>2021-10-14 20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97216" calcext:value-type="float">
            <text:p>20.39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58807</text:p>
          </table:table-cell>
          <table:table-cell office:value-type="string" calcext:value-type="string">
            <text:p>2020-10-21 23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52792" calcext:value-type="float">
            <text:p>20.05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58807</text:p>
          </table:table-cell>
          <table:table-cell office:value-type="string" calcext:value-type="string">
            <text:p>2019-09-30 23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88784" calcext:value-type="float">
            <text:p>19.98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58807</text:p>
          </table:table-cell>
          <table:table-cell office:value-type="string" calcext:value-type="string">
            <text:p>2018-10-23 21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6792" calcext:value-type="float">
            <text:p>17.76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58807</text:p>
          </table:table-cell>
          <table:table-cell office:value-type="string" calcext:value-type="string">
            <text:p>2017-10-24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64528" calcext:value-type="float">
            <text:p>19.46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58807</text:p>
          </table:table-cell>
          <table:table-cell office:value-type="string" calcext:value-type="string">
            <text:p>2016-10-26 16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44488" calcext:value-type="float">
            <text:p>19.14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58807</text:p>
          </table:table-cell>
          <table:table-cell office:value-type="string" calcext:value-type="string">
            <text:p>2015-10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19008" calcext:value-type="float">
            <text:p>21.019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6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81" meta:object-count="0"/>
    <meta:user-defined meta:name="AppVersion">3.0</meta:user-defined>
  </office:meta>
</office:document-meta>
</file>